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necesito una complejidad q tome esto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1</text:p>
          </table:table-cell>
          <table:table-cell office:value-type="float" office:value="54668" calcext:value-type="float">
            <text:p>54668</text:p>
          </table:table-cell>
          <table:table-cell table:number-columns-repeated="2"/>
          <table:table-cell office:value-type="string" calcext:value-type="string">
            <text:p>1 arq 1 can</text:p>
          </table:table-cell>
          <table:table-cell office:value-type="float" office:value="54668" calcext:value-type="float">
            <text:p>5466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]" office:value-type="float" office:value="54668" calcext:value-type="float">
            <text:p>5466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" office:value-type="float" office:value="54668" calcext:value-type="float">
            <text:p>546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 arq 1 can</text:p>
          </table:table-cell>
          <table:table-cell office:value-type="float" office:value="550523" calcext:value-type="float">
            <text:p>5505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5]" office:value-type="float" office:value="550523" calcext:value-type="float">
            <text:p>5505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" office:value-type="float" office:value="550523" calcext:value-type="float">
            <text:p>550523</text:p>
          </table:table-cell>
        </table:table-row>
        <table:table-row table:style-name="ro1">
          <table:table-cell/>
          <table:table-cell office:value-type="string" calcext:value-type="string">
            <text:p>2 1</text:p>
          </table:table-cell>
          <table:table-cell office:value-type="float" office:value="550523" calcext:value-type="float">
            <text:p>550523</text:p>
          </table:table-cell>
          <table:table-cell table:number-columns-repeated="2"/>
          <table:table-cell office:value-type="string" calcext:value-type="string">
            <text:p>2 arq 2 can</text:p>
          </table:table-cell>
          <table:table-cell office:value-type="float" office:value="2760542" calcext:value-type="float">
            <text:p>276054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7]" office:value-type="float" office:value="15961441" calcext:value-type="float">
            <text:p>1596144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" office:value-type="float" office:value="15961441" calcext:value-type="float">
            <text:p>15961441</text:p>
          </table:table-cell>
        </table:table-row>
        <table:table-row table:style-name="ro1">
          <table:table-cell/>
          <table:table-cell office:value-type="string" calcext:value-type="string">
            <text:p>2 2</text:p>
          </table:table-cell>
          <table:table-cell office:value-type="float" office:value="2760542" calcext:value-type="float">
            <text:p>2760542</text:p>
          </table:table-cell>
          <table:table-cell table:number-columns-repeated="2"/>
          <table:table-cell office:value-type="string" calcext:value-type="string">
            <text:p>3 arq 1 can</text:p>
          </table:table-cell>
          <table:table-cell office:value-type="float" office:value="15961441" calcext:value-type="float">
            <text:p>1596144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7]" office:value-type="float" office:value="15961441" calcext:value-type="float">
            <text:p>15961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0]" office:value-type="float" office:value="2735979758" calcext:value-type="float">
            <text:p>27359797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 arq 2 can</text:p>
          </table:table-cell>
          <table:table-cell office:value-type="float" office:value="426262927" calcext:value-type="float">
            <text:p>42626292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0]" office:value-type="float" office:value="2735979758" calcext:value-type="float">
            <text:p>273597975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1]" office:value-type="float" office:value="66841906225" calcext:value-type="float">
            <text:p>66841906225</text:p>
          </table:table-cell>
        </table:table-row>
        <table:table-row table:style-name="ro1">
          <table:table-cell/>
          <table:table-cell office:value-type="string" calcext:value-type="string">
            <text:p>3 1</text:p>
          </table:table-cell>
          <table:table-cell office:value-type="float" office:value="15961441" calcext:value-type="float">
            <text:p>15961441</text:p>
          </table:table-cell>
          <table:table-cell table:number-columns-repeated="2"/>
          <table:table-cell office:value-type="string" calcext:value-type="string">
            <text:p>3 arq 3 can</text:p>
          </table:table-cell>
          <table:table-cell office:value-type="float" office:value="13368381245" calcext:value-type="float">
            <text:p>1336838124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1]" office:value-type="float" office:value="66841906225" calcext:value-type="float">
            <text:p>66841906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2</text:p>
          </table:table-cell>
          <table:table-cell office:value-type="float" office:value="426262927" calcext:value-type="float">
            <text:p>426262927</text:p>
          </table:table-cell>
          <table:table-cell table:number-columns-repeated="2"/>
          <table:table-cell office:value-type="string" calcext:value-type="string">
            <text:p>4 arq 1 can</text:p>
          </table:table-cell>
          <table:table-cell office:value-type="float" office:value="2735979758" calcext:value-type="float">
            <text:p>273597975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10]" office:value-type="float" office:value="2735979758" calcext:value-type="float">
            <text:p>27359797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3</text:p>
          </table:table-cell>
          <table:table-cell office:value-type="float" office:value="13368381245" calcext:value-type="float">
            <text:p>13368381245</text:p>
          </table:table-cell>
          <table:table-cell table:number-columns-repeated="2"/>
          <table:table-cell office:value-type="string" calcext:value-type="string">
            <text:p>4 arq 2 can</text:p>
          </table:table-cell>
          <table:table-cell office:value-type="float" office:value="49373556960" calcext:value-type="float">
            <text:p>4937355696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2]" office:value-type="float" office:value="66841906225" calcext:value-type="float">
            <text:p>668419062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5 arq 1 can</text:p>
          </table:table-cell>
          <table:table-cell office:value-type="float" office:value="66841906225" calcext:value-type="float">
            <text:p>668419062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12]" office:value-type="float" office:value="66841906225" calcext:value-type="float">
            <text:p>66841906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1</text:p>
          </table:table-cell>
          <table:table-cell office:value-type="float" office:value="2735979758" calcext:value-type="float">
            <text:p>27359797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2</text:p>
          </table:table-cell>
          <table:table-cell office:value-type="float" office:value="49373556960" calcext:value-type="float">
            <text:p>4937355696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5 1</text:p>
          </table:table-cell>
          <table:table-cell office:value-type="float" office:value="66841906225" calcext:value-type="float">
            <text:p>668419062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1:59:59.758880314</meta:creation-date>
    <dc:date>2016-10-13T04:21:59.599070870</dc:date>
    <meta:editing-duration>PT2H6M59S</meta:editing-duration>
    <meta:editing-cycles>1</meta:editing-cycles>
    <meta:document-statistic meta:table-count="1" meta:cell-count="66" meta:object-count="0"/>
    <meta:generator>LibreOffice/4.2.8.2$Linux_x86 LibreOffice_project/420m0$Build-2</meta:generator>
  </office:meta>
</office:document-meta>
</file>